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4.41pt"/>
    </style:style>
    <style:style style:name="co2" style:family="table-column">
      <style:table-column-properties fo:break-before="auto" style:column-width="153.61pt"/>
    </style:style>
    <style:style style:name="co3" style:family="table-column">
      <style:table-column-properties fo:break-before="auto" style:column-width="306.45pt"/>
    </style:style>
    <style:style style:name="co4" style:family="table-column">
      <style:table-column-properties fo:break-before="auto" style:column-width="80.2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6.19pt"/>
    </style:style>
    <style:style style:name="co7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ro3" style:family="table-row">
      <style:table-row-properties style:row-height="46.46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ro5" style:family="table-row">
      <style:table-row-properties style:row-height="23.95pt" fo:break-before="auto" style:use-optimal-row-height="true"/>
    </style:style>
    <style:style style:name="ro6" style:family="table-row">
      <style:table-row-properties style:row-height="91.45pt" fo:break-before="auto" style:use-optimal-row-height="true"/>
    </style:style>
    <style:style style:name="ro7" style:family="table-row">
      <style:table-row-properties style:row-height="68.94pt" fo:break-before="auto" style:use-optimal-row-height="true"/>
    </style:style>
    <style:style style:name="ro8" style:family="table-row">
      <style:table-row-properties style:row-height="136.46pt" fo:break-before="auto" style:use-optimal-row-height="true"/>
    </style:style>
    <style:style style:name="ro9" style:family="table-row">
      <style:table-row-properties style:row-height="158.94pt" fo:break-before="auto" style:use-optimal-row-height="true"/>
    </style:style>
    <style:style style:name="ro10" style:family="table-row">
      <style:table-row-properties style:row-height="57.71pt" fo:break-before="auto" style:use-optimal-row-height="true"/>
    </style:style>
    <style:style style:name="ro11" style:family="table-row">
      <style:table-row-properties style:row-height="80.1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99"/>
    </style:style>
    <style:style style:name="ce3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9999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bili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number-columns-repeated="2" table:default-cell-style-name="ce5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Implemented?</text:p>
          </table:table-cell>
          <table:table-cell table:style-name="ce6" table:number-columns-repeated="1015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9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default nextval('hotsapi.abilities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hero_id <text:s text:c="4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<text:s text:c="54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owner <text:s text:c="6"/></text:p>
          </table:table-cell>
          <table:table-cell office:value-type="string" calcext:value-type="string">
            <text:p><text:s/>character varying(191) </text:p>
          </table:table-cell>
          <table:table-cell office:value-type="string" calcext:value-type="string">
            <text:p><text:s text:c="64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name <text:s text:c="7"/></text:p>
          </table:table-cell>
          <table:table-cell office:value-type="string" calcext:value-type="string">
            <text:p><text:s/>character varying(128) </text:p>
          </table:table-cell>
          <table:table-cell office:value-type="string" calcext:value-type="string">
            <text:p><text:s/>not null <text:s text:c="54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title <text:s text:c="6"/></text:p>
          </table:table-cell>
          <table:table-cell office:value-type="string" calcext:value-type="string">
            <text:p><text:s/>character varying(128) </text:p>
          </table:table-cell>
          <table:table-cell office:value-type="string" calcext:value-type="string">
            <text:p><text:s text:c="64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description </text:p>
          </table:table-cell>
          <table:table-cell office:value-type="string" calcext:value-type="string">
            <text:p><text:s/>text <text:s text:c="18"/></text:p>
          </table:table-cell>
          <table:table-cell office:value-type="string" calcext:value-type="string">
            <text:p><text:s text:c="64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icon <text:s text:c="7"/></text:p>
          </table:table-cell>
          <table:table-cell office:value-type="string" calcext:value-type="string">
            <text:p><text:s/>character varying(128) </text:p>
          </table:table-cell>
          <table:table-cell office:value-type="string" calcext:value-type="string">
            <text:p><text:s text:c="64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hotkey <text:s text:c="5"/></text:p>
          </table:table-cell>
          <table:table-cell office:value-type="string" calcext:value-type="string">
            <text:p><text:s/>character varying(8) <text:s text:c="2"/></text:p>
          </table:table-cell>
          <table:table-cell office:value-type="string" calcext:value-type="string">
            <text:p><text:s text:c="64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cooldown <text:s text:c="3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 text:c="64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mana_cost <text:s text:c="2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 text:c="64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trait <text:s text:c="6"/></text:p>
          </table:table-cell>
          <table:table-cell office:value-type="string" calcext:value-type="string">
            <text:p><text:s/>boolean <text:s text:c="15"/></text:p>
          </table:table-cell>
          <table:table-cell office:value-type="string" calcext:value-type="string">
            <text:p><text:s/>not null default false <text:s text:c="40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x_24351_primary" PRIMARY KEY, btree (id)</text:p>
            <text:p>    "idx_24351_abilities_hero_id_name_unique" UNIQUE, btree (hero_id, name)</text:p>
            <text:p/>
          </table:table-cell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number-columns-repeated="2" table:default-cell-style-name="ce5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Implemented?</text:p>
          </table:table-cell>
          <table:table-cell table:style-name="ce6" table:number-columns-repeated="1015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7"/></text:p>
          </table:table-cell>
          <table:table-cell office:value-type="string" calcext:value-type="string">
            <text:p><text:s/>bigint <text:s text:c="6"/></text:p>
          </table:table-cell>
          <table:table-cell office:value-type="string" calcext:value-type="string">
            <text:p><text:s/>not null default nextval('hotsapi.bans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replay_id </text:p>
          </table:table-cell>
          <table:table-cell office:value-type="string" calcext:value-type="string">
            <text:p><text:s/>bigint <text:s text:c="6"/></text:p>
          </table:table-cell>
          <table:table-cell office:value-type="string" calcext:value-type="string">
            <text:p><text:s/>not null <text:s text:c="49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hero_id <text:s text:c="2"/></text:p>
          </table:table-cell>
          <table:table-cell office:value-type="string" calcext:value-type="string">
            <text:p><text:s/>bigint <text:s text:c="6"/></text:p>
          </table:table-cell>
          <table:table-cell office:value-type="string" calcext:value-type="string">
            <text:p><text:s text:c="59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hero_name </text:p>
          </table:table-cell>
          <table:table-cell office:value-type="string" calcext:value-type="string">
            <text:p><text:s/>character(4) </text:p>
          </table:table-cell>
          <table:table-cell office:value-type="string" calcext:value-type="string">
            <text:p><text:s text:c="5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team <text:s text:c="5"/></text:p>
          </table:table-cell>
          <table:table-cell office:value-type="string" calcext:value-type="string">
            <text:p><text:s/>smallint <text:s text:c="4"/></text:p>
          </table:table-cell>
          <table:table-cell office:value-type="string" calcext:value-type="string">
            <text:p><text:s/>not null <text:s text:c="49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index <text:s text:c="4"/></text:p>
          </table:table-cell>
          <table:table-cell office:value-type="string" calcext:value-type="string">
            <text:p><text:s/>smallint <text:s text:c="4"/></text:p>
          </table:table-cell>
          <table:table-cell office:value-type="string" calcext:value-type="string">
            <text:p><text:s/>not null <text:s text:c="49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dx_24361_primary" PRIMARY KEY, btree (id)</text:p>
            <text:p>    "idx_24361_bans_replay_id_team_index_unique" UNIQUE, btree (replay_id, team, index)</text:p>
            <text:p>    "idx_24361_bans_hero_name_index" btree (hero_name)</text:p>
            <text:p/>
          </table:table-cell>
          <table:table-cell table:number-columns-repeated="1023"/>
        </table:table-row>
        <table:table-row table:style-name="ro4" table:number-rows-repeated="5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iled_job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number-columns-repeated="2" table:default-cell-style-name="ce5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Implemented?</text:p>
          </table:table-cell>
          <table:table-cell table:style-name="ce6" table:number-columns-repeated="1015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8"/></text:p>
          </table:table-cell>
          <table:table-cell office:value-type="string" calcext:value-type="string">
            <text:p><text:s/>bigint <text:s text:c="18"/></text:p>
          </table:table-cell>
          <table:table-cell office:value-type="string" calcext:value-type="string">
            <text:p><text:s/>not null default nextval('hotsapi.failed_jobs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connection 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/>not null <text:s text:c="56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queue <text:s text:c="5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/>not null <text:s text:c="56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payload <text:s text:c="3"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/>not null <text:s text:c="56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exception <text:s/></text:p>
          </table:table-cell>
          <table:table-cell office:value-type="string" calcext:value-type="string">
            <text:p><text:s/>text <text:s text:c="20"/></text:p>
          </table:table-cell>
          <table:table-cell office:value-type="string" calcext:value-type="string">
            <text:p><text:s/>not null <text:s text:c="56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failed_at <text:s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/>not null default now() <text:s text:c="4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idx_24367_primary" PRIMARY KEY, btree (id)</text:p>
            <text:p/>
          </table:table-cell>
          <table:table-cell table:number-columns-repeated="1023"/>
        </table:table-row>
        <table:table-row table:style-name="ro4" table:number-rows-repeated="5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ro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number-columns-repeated="2" table:default-cell-style-name="ce5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Implemented?</text:p>
          </table:table-cell>
          <table:table-cell table:style-name="ce6" table:number-columns-repeated="1015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10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default nextval('hotsapi.heroes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name <text:s text:c="8"/></text:p>
          </table:table-cell>
          <table:table-cell office:value-type="string" calcext:value-type="string">
            <text:p><text:s/>character varying(255) </text:p>
          </table:table-cell>
          <table:table-cell office:value-type="string" calcext:value-type="string">
            <text:p><text:s/>not null <text:s text:c="5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short_name <text:s text:c="2"/></text:p>
          </table:table-cell>
          <table:table-cell office:value-type="string" calcext:value-type="string">
            <text:p><text:s/>character varying(32) <text:s/></text:p>
          </table:table-cell>
          <table:table-cell office:value-type="string" calcext:value-type="string">
            <text:p><text:s/>not null <text:s text:c="5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role <text:s text:c="8"/></text:p>
          </table:table-cell>
          <table:table-cell office:value-type="string" calcext:value-type="string">
            <text:p><text:s/>character varying(32) <text:s/></text:p>
          </table:table-cell>
          <table:table-cell office:value-type="string" calcext:value-type="string">
            <text:p><text:s text:c="6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type <text:s text:c="8"/></text:p>
          </table:table-cell>
          <table:table-cell office:value-type="string" calcext:value-type="string">
            <text:p><text:s/>character varying(32) <text:s/></text:p>
          </table:table-cell>
          <table:table-cell office:value-type="string" calcext:value-type="string">
            <text:p><text:s text:c="6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release_date </text:p>
          </table:table-cell>
          <table:table-cell office:value-type="string" calcext:value-type="string">
            <text:p><text:s/>date <text:s text:c="18"/></text:p>
          </table:table-cell>
          <table:table-cell office:value-type="string" calcext:value-type="string">
            <text:p><text:s text:c="61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attribute_id </text:p>
          </table:table-cell>
          <table:table-cell office:value-type="string" calcext:value-type="string">
            <text:p><text:s/>character(4) <text:s text:c="10"/></text:p>
          </table:table-cell>
          <table:table-cell office:value-type="string" calcext:value-type="string">
            <text:p><text:s text:c="6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dx_24377_primary" PRIMARY KEY, btree (id)</text:p>
            <text:p>    "idx_24377_heroes_name_index" btree (name)</text:p>
            <text:p>    "idx_24377_heroes_shortcut_index" btree (attribute_id)</text:p>
            <text:p>Referenced by:</text:p>
            <text:p>    TABLE "hotsapi.hero_talent" CONSTRAINT "hero_talent_hero_id_foreign" FOREIGN KEY (hero_id) REFERENCES hotsapi.heroes(id) ON UPDATE RESTRICT ON DELETE RESTRICT</text:p>
            <text:p>    TABLE "hotsapi.hero_translations" CONSTRAINT "hero_translations_hero_id_foreign" FOREIGN KEY (hero_id) REFERENCES hotsapi.heroes(id) ON UPDATE RESTRICT ON DELETE CASCADE</text:p>
            <text:p>    TABLE "hotsapi.players" CONSTRAINT "players_hero_id_foreign" FOREIGN KEY (hero_id) REFERENCES hotsapi.heroes(id) ON UPDATE RESTRICT ON DELETE RESTRICT</text:p>
            <text:p/>
          </table:table-cell>
          <table:table-cell table:number-columns-repeated="1023"/>
        </table:table-row>
        <table:table-row table:style-name="ro4" table:number-rows-repeated="4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ro_tal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number-columns-repeated="2" table:default-cell-style-name="ce5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Implemented?</text:p>
          </table:table-cell>
          <table:table-cell table:style-name="ce6" table:number-columns-repeated="1015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hero_id <text:s text:c="2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/>not null <text:s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talent_id 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/>not null <text:s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idx_24381_primary" PRIMARY KEY, btree (hero_id, talent_id)</text:p>
            <text:p>    "idx_24381_hero_talent_talent_id_foreign" btree (talent_id)</text:p>
            <text:p>Foreign-key constraints:</text:p>
            <text:p>    "hero_talent_hero_id_foreign" FOREIGN KEY (hero_id) REFERENCES hotsapi.heroes(id) ON UPDATE RESTRICT ON DELETE RESTRICT</text:p>
            <text:p>    "hero_talent_talent_id_foreign" FOREIGN KEY (talent_id) REFERENCES hotsapi.talents(id) ON UPDATE RESTRICT ON DELETE RESTRICT</text:p>
            <text:p/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ro_trans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number-columns-repeated="2" table:default-cell-style-name="ce5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Implemented?</text:p>
          </table:table-cell>
          <table:table-cell table:style-name="ce6" table:number-columns-repeated="1015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5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default nextval('hotsapi.hero_translations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hero_id 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name <text:s text:c="3"/></text:p>
          </table:table-cell>
          <table:table-cell office:value-type="string" calcext:value-type="string">
            <text:p><text:s/>character varying(255) </text:p>
          </table:table-cell>
          <table:table-cell office:value-type="string" calcext:value-type="string">
            <text:p><text:s/>not null <text:s text:c="6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idx_24386_primary" PRIMARY KEY, btree (id)</text:p>
            <text:p>    "idx_24386_hero_translations_name_unique" UNIQUE, btree (name)</text:p>
            <text:p>    "idx_24386_hero_translations_hero_id_foreign" btree (hero_id)</text:p>
            <text:p>Foreign-key constraints:</text:p>
            <text:p>    "hero_translations_hero_id_foreign" FOREIGN KEY (hero_id) REFERENCES hotsapi.heroes(id) ON UPDATE RESTRICT ON DELETE CASCADE</text:p>
            <text:p/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s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number-columns-repeated="2" table:default-cell-style-name="ce5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Implemented?</text:p>
          </table:table-cell>
          <table:table-cell table:style-name="ce6" table:number-columns-repeated="1015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5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default nextval('hotsapi.hotsdata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file <text:s text:c="3"/></text:p>
          </table:table-cell>
          <table:table-cell office:value-type="string" calcext:value-type="string">
            <text:p><text:s/>character varying(100) </text:p>
          </table:table-cell>
          <table:table-cell office:value-type="string" calcext:value-type="string">
            <text:p><text:s/>not null <text:s text:c="53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result <text:s/></text:p>
          </table:table-cell>
          <table:table-cell office:value-type="string" calcext:value-type="string">
            <text:p><text:s/>character varying(32) <text:s/></text:p>
          </table:table-cell>
          <table:table-cell office:value-type="string" calcext:value-type="string">
            <text:p><text:s text:c="63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success </text:p>
          </table:table-cell>
          <table:table-cell office:value-type="string" calcext:value-type="string">
            <text:p><text:s/>smallint <text:s text:c="14"/></text:p>
          </table:table-cell>
          <table:table-cell office:value-type="string" calcext:value-type="string">
            <text:p><text:s text:c="63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idx_24392_primary" PRIMARY KEY, btree (id)</text:p>
            <text:p/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slogs_uploa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number-columns-repeated="2" table:default-cell-style-name="ce5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Implemented?</text:p>
          </table:table-cell>
          <table:table-cell table:style-name="ce6" table:number-columns-repeated="1015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8"/></text:p>
          </table:table-cell>
          <table:table-cell office:value-type="string" calcext:value-type="string">
            <text:p><text:s/>bigint <text:s text:c="18"/></text:p>
          </table:table-cell>
          <table:table-cell office:value-type="string" calcext:value-type="string">
            <text:p><text:s/>not null default nextval('hotsapi.hotslogs_uploads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created_at 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71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updated_at 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71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replay_id <text:s/></text:p>
          </table:table-cell>
          <table:table-cell office:value-type="string" calcext:value-type="string">
            <text:p><text:s/>bigint <text:s text:c="18"/></text:p>
          </table:table-cell>
          <table:table-cell office:value-type="string" calcext:value-type="string">
            <text:p><text:s/>not null <text:s text:c="61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status <text:s text:c="4"/></text:p>
          </table:table-cell>
          <table:table-cell office:value-type="string" calcext:value-type="string">
            <text:p><text:s/>character varying(32) <text:s text:c="3"/></text:p>
          </table:table-cell>
          <table:table-cell office:value-type="string" calcext:value-type="string">
            <text:p><text:s text:c="7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result <text:s text:c="4"/></text:p>
          </table:table-cell>
          <table:table-cell office:value-type="string" calcext:value-type="string">
            <text:p><text:s/>character varying(32) <text:s text:c="3"/></text:p>
          </table:table-cell>
          <table:table-cell office:value-type="string" calcext:value-type="string">
            <text:p><text:s text:c="7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idx_24398_primary" PRIMARY KEY, btree (id)</text:p>
            <text:p>    "idx_24398_hotslogs_uploads_replay_id_foreign" btree (replay_id)</text:p>
            <text:p>    "idx_24398_hotslogs_uploads_status_index" btree (status)</text:p>
            <text:p>Foreign-key constraints:</text:p>
            <text:p>    "hotslogs_uploads_replay_id_foreign" FOREIGN KEY (replay_id) REFERENCES hotsapi.replays(id) ON UPDATE RESTRICT ON DELETE CASCADE</text:p>
            <text:p/>
          </table:table-cell>
          <table:table-cell table:number-columns-repeated="1023"/>
        </table:table-row>
        <table:table-row table:style-name="ro4" table:number-rows-repeated="5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b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number-columns-repeated="2" table:default-cell-style-name="ce5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Implemented?</text:p>
          </table:table-cell>
          <table:table-cell table:style-name="ce6" table:number-columns-repeated="1015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10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default nextval('hotsapi.jobs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queue <text:s text:c="7"/></text:p>
          </table:table-cell>
          <table:table-cell office:value-type="string" calcext:value-type="string">
            <text:p><text:s/>character varying(255) </text:p>
          </table:table-cell>
          <table:table-cell office:value-type="string" calcext:value-type="string">
            <text:p><text:s/>not null <text:s text:c="4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payload <text:s text:c="5"/></text:p>
          </table:table-cell>
          <table:table-cell office:value-type="string" calcext:value-type="string">
            <text:p><text:s/>text <text:s text:c="18"/></text:p>
          </table:table-cell>
          <table:table-cell office:value-type="string" calcext:value-type="string">
            <text:p><text:s/>not null <text:s text:c="4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attempts <text:s text:c="4"/></text:p>
          </table:table-cell>
          <table:table-cell office:value-type="string" calcext:value-type="string">
            <text:p><text:s/>smallint <text:s text:c="14"/></text:p>
          </table:table-cell>
          <table:table-cell office:value-type="string" calcext:value-type="string">
            <text:p><text:s/>not null <text:s text:c="49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reserved_at <text:s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 text:c="59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available_at 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<text:s text:c="49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created_at <text:s text:c="2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<text:s text:c="49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x_24404_primary" PRIMARY KEY, btree (id)</text:p>
            <text:p>    "idx_24404_jobs_queue_index" btree (queue)</text:p>
            <text:p/>
          </table:table-cell>
          <table:table-cell table:number-columns-repeated="1023"/>
        </table:table-row>
        <table:table-row table:style-name="ro4" table:number-rows-repeated="4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_trans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number-columns-repeated="2" table:default-cell-style-name="ce5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Implemented?</text:p>
          </table:table-cell>
          <table:table-cell table:style-name="ce6" table:number-columns-repeated="1015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4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default nextval('hotsapi.map_translations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map_id 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<text:s text:c="61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name <text:s text:c="2"/></text:p>
          </table:table-cell>
          <table:table-cell office:value-type="string" calcext:value-type="string">
            <text:p><text:s/>character varying(255) </text:p>
          </table:table-cell>
          <table:table-cell office:value-type="string" calcext:value-type="string">
            <text:p><text:s/>not null <text:s text:c="61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idx_24419_primary" PRIMARY KEY, btree (id)</text:p>
            <text:p>    "idx_24419_map_translations_name_unique" UNIQUE, btree (name)</text:p>
            <text:p>    "idx_24419_map_translations_map_id_foreign" btree (map_id)</text:p>
            <text:p>Foreign-key constraints:</text:p>
            <text:p>    "map_translations_map_id_foreign" FOREIGN KEY (map_id) REFERENCES hotsapi.maps(id) ON UPDATE RESTRICT ON DELETE CASCADE</text:p>
            <text:p/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number-columns-repeated="2" table:default-cell-style-name="ce5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Implemented?</text:p>
          </table:table-cell>
          <table:table-cell table:style-name="ce6" table:number-columns-repeated="1015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4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default nextval('hotsapi.maps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name <text:s text:c="2"/></text:p>
          </table:table-cell>
          <table:table-cell office:value-type="string" calcext:value-type="string">
            <text:p><text:s/>character varying(255) </text:p>
          </table:table-cell>
          <table:table-cell office:value-type="string" calcext:value-type="string">
            <text:p><text:s/>not null <text:s text:c="49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idx_24413_primary" PRIMARY KEY, btree (id)</text:p>
            <text:p>    "idx_24413_maps_name_index" btree (name)</text:p>
            <text:p>Referenced by:</text:p>
            <text:p>    TABLE "hotsapi.map_translations" CONSTRAINT "map_translations_map_id_foreign" FOREIGN KEY (map_id) REFERENCES hotsapi.maps(id) ON UPDATE RESTRICT ON DELETE CASCADE</text:p>
            <text:p>    TABLE "hotsapi.replays" CONSTRAINT "replays_game_map_id_foreign" FOREIGN KEY (game_map_id) REFERENCES hotsapi.maps(id) ON UPDATE RESTRICT ON DELETE RESTRICT</text:p>
            <text:p/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g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number-columns-repeated="2" table:default-cell-style-name="ce5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Implemented?</text:p>
          </table:table-cell>
          <table:table-cell table:style-name="ce6" table:number-columns-repeated="1015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7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default nextval('hotsapi.migrations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migration </text:p>
          </table:table-cell>
          <table:table-cell office:value-type="string" calcext:value-type="string">
            <text:p><text:s/>character varying(255) </text:p>
          </table:table-cell>
          <table:table-cell office:value-type="string" calcext:value-type="string">
            <text:p><text:s/>not null <text:s text:c="55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batch <text:s text:c="4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<text:s text:c="55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idx_24425_primary" PRIMARY KEY, btree (id)</text:p>
            <text:p/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ssword_rese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number-columns-repeated="2" table:default-cell-style-name="ce5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Implemented?</text:p>
          </table:table-cell>
          <table:table-cell table:style-name="ce6" table:number-columns-repeated="1015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email <text:s text:c="5"/></text:p>
          </table:table-cell>
          <table:table-cell office:value-type="string" calcext:value-type="string">
            <text:p><text:s/>character varying(255) <text:s text:c="2"/></text:p>
          </table:table-cell>
          <table:table-cell office:value-type="string" calcext:value-type="string">
            <text:p><text:s/>not null <text:s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token <text:s text:c="5"/></text:p>
          </table:table-cell>
          <table:table-cell office:value-type="string" calcext:value-type="string">
            <text:p><text:s/>character varying(255) <text:s text:c="2"/></text:p>
          </table:table-cell>
          <table:table-cell office:value-type="string" calcext:value-type="string">
            <text:p><text:s/>not null <text:s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created_at 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idx_24429_password_resets_email_index" btree (email)</text:p>
            <text:p/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yer_tal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number-columns-repeated="2" table:default-cell-style-name="ce5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Implemented?</text:p>
          </table:table-cell>
          <table:table-cell table:style-name="ce6" table:number-columns-repeated="1015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player_id </text:p>
          </table:table-cell>
          <table:table-cell office:value-type="string" calcext:value-type="string">
            <text:p><text:s/>bigint <text:s text:c="2"/></text:p>
          </table:table-cell>
          <table:table-cell office:value-type="string" calcext:value-type="string">
            <text:p><text:s/>not null <text:s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talent_id </text:p>
          </table:table-cell>
          <table:table-cell office:value-type="string" calcext:value-type="string">
            <text:p><text:s/>bigint <text:s text:c="2"/></text:p>
          </table:table-cell>
          <table:table-cell office:value-type="string" calcext:value-type="string">
            <text:p><text:s/>not null <text:s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level <text:s text:c="4"/></text:p>
          </table:table-cell>
          <table:table-cell office:value-type="string" calcext:value-type="string">
            <text:p><text:s/>smallint </text:p>
          </table:table-cell>
          <table:table-cell office:value-type="string" calcext:value-type="string">
            <text:p><text:s/>not null <text:s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idx_24441_primary" PRIMARY KEY, btree (player_id, level)</text:p>
            <text:p>    "idx_24441_player_talent_talent_id_foreign" btree (talent_id)</text:p>
            <text:p>Foreign-key constraints:</text:p>
            <text:p>    "player_talent_player_id_foreign" FOREIGN KEY (player_id) REFERENCES hotsapi.players(id) ON UPDATE RESTRICT ON DELETE CASCADE</text:p>
            <text:p>    "player_talent_talent_id_foreign" FOREIGN KEY (talent_id) REFERENCES hotsapi.talents(id) ON UPDATE RESTRICT ON DELETE RESTRICT</text:p>
            <text:p/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y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number-columns-repeated="2" table:default-cell-style-name="ce5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Implemented?</text:p>
          </table:table-cell>
          <table:table-cell table:style-name="ce6" table:number-columns-repeated="1015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12"/></text:p>
          </table:table-cell>
          <table:table-cell office:value-type="string" calcext:value-type="string">
            <text:p><text:s/>bigint <text:s text:c="15"/></text:p>
          </table:table-cell>
          <table:table-cell office:value-type="string" calcext:value-type="string">
            <text:p><text:s/>not null default nextval('hotsapi.players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replay_id <text:s text:c="5"/></text:p>
          </table:table-cell>
          <table:table-cell office:value-type="string" calcext:value-type="string">
            <text:p><text:s/>bigint <text:s text:c="15"/></text:p>
          </table:table-cell>
          <table:table-cell office:value-type="string" calcext:value-type="string">
            <text:p><text:s/>not null <text:s text:c="5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hero_id <text:s text:c="7"/></text:p>
          </table:table-cell>
          <table:table-cell office:value-type="string" calcext:value-type="string">
            <text:p><text:s/>bigint <text:s text:c="15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battletag_name </text:p>
          </table:table-cell>
          <table:table-cell office:value-type="string" calcext:value-type="string">
            <text:p><text:s/>character varying(32) 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battletag_id <text:s text:c="2"/></text:p>
          </table:table-cell>
          <table:table-cell office:value-type="string" calcext:value-type="string">
            <text:p><text:s/>bigint <text:s text:c="15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hero_level <text:s text:c="4"/></text:p>
          </table:table-cell>
          <table:table-cell office:value-type="string" calcext:value-type="string">
            <text:p><text:s/>smallint <text:s text:c="13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team <text:s text:c="10"/></text:p>
          </table:table-cell>
          <table:table-cell office:value-type="string" calcext:value-type="string">
            <text:p><text:s/>smallint <text:s text:c="13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s/>winner <text:s text:c="8"/></text:p>
          </table:table-cell>
          <table:table-cell office:value-type="string" calcext:value-type="string">
            <text:p><text:s/>boolean <text:s text:c="14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s/>blizz_id <text:s text:c="6"/></text:p>
          </table:table-cell>
          <table:table-cell office:value-type="string" calcext:value-type="string">
            <text:p><text:s/>bigint <text:s text:c="15"/></text:p>
          </table:table-cell>
          <table:table-cell office:value-type="string" calcext:value-type="string">
            <text:p><text:s/>not null <text:s text:c="5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s/>party <text:s text:c="9"/></text:p>
          </table:table-cell>
          <table:table-cell office:value-type="string" calcext:value-type="string">
            <text:p><text:s/>smallint <text:s text:c="13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s/>silenced <text:s text:c="6"/></text:p>
          </table:table-cell>
          <table:table-cell office:value-type="string" calcext:value-type="string">
            <text:p><text:s/>smallint <text:s text:c="13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idx_24437_primary" PRIMARY KEY, btree (id)</text:p>
            <text:p>    "idx_24437_players_replay_id_blizz_id_unique" UNIQUE, btree (replay_id, blizz_id)</text:p>
            <text:p>    "idx_24437_players_battletag_index" btree (battletag_name)</text:p>
            <text:p>    "idx_24437_players_hero_id_foreign" btree (hero_id)</text:p>
            <text:p>    "idx_24437_players_replay_id_foreign" btree (replay_id)</text:p>
            <text:p>Foreign-key constraints:</text:p>
            <text:p>    "players_hero_id_foreign" FOREIGN KEY (hero_id) REFERENCES hotsapi.heroes(id) ON UPDATE RESTRICT ON DELETE RESTRICT</text:p>
            <text:p>    "players_replay_id_foreign" FOREIGN KEY (replay_id) REFERENCES hotsapi.replays(id) ON UPDATE RESTRICT ON DELETE CASCADE</text:p>
            <text:p>Referenced by:</text:p>
            <text:p>    TABLE "hotsapi.player_talent" CONSTRAINT "player_talent_player_id_foreign" FOREIGN KEY (player_id) REFERENCES hotsapi.players(id) ON UPDATE RESTRICT ON DELETE CASCADE</text:p>
            <text:p>    TABLE "hotsapi.scores" CONSTRAINT "scores_id_foreign" FOREIGN KEY (id) REFERENCES hotsapi.players(id) ON UPDATE RESTRICT ON DELETE CASCADE</text:p>
            <text:p/>
          </table:table-cell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play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number-columns-repeated="2" table:default-cell-style-name="ce5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Implemented?</text:p>
          </table:table-cell>
          <table:table-cell table:style-name="ce6" table:number-columns-repeated="1015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13"/></text:p>
          </table:table-cell>
          <table:table-cell office:value-type="string" calcext:value-type="string">
            <text:p><text:s/>bigint <text:s text:c="18"/></text:p>
          </table:table-cell>
          <table:table-cell office:value-type="string" calcext:value-type="string">
            <text:p><text:s/>not null default nextval('hotsapi.replays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created_at <text:s text:c="5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updated_at <text:s text:c="5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filename <text:s text:c="7"/></text:p>
          </table:table-cell>
          <table:table-cell office:value-type="string" calcext:value-type="string">
            <text:p><text:s/>character varying(36) <text:s text:c="3"/></text:p>
          </table:table-cell>
          <table:table-cell office:value-type="string" calcext:value-type="string">
            <text:p><text:s/>not null <text:s text:c="5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size <text:s text:c="11"/></text:p>
          </table:table-cell>
          <table:table-cell office:value-type="string" calcext:value-type="string">
            <text:p><text:s/>bigint <text:s text:c="18"/></text:p>
          </table:table-cell>
          <table:table-cell office:value-type="string" calcext:value-type="string">
            <text:p><text:s/>not null <text:s text:c="5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game_type <text:s text:c="6"/></text:p>
          </table:table-cell>
          <table:table-cell office:value-type="string" calcext:value-type="string">
            <text:p><text:s/>replays_game_type <text:s text:c="7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game_date <text:s text:c="6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s/>game_length <text:s text:c="4"/></text:p>
          </table:table-cell>
          <table:table-cell office:value-type="string" calcext:value-type="string">
            <text:p><text:s/>smallint <text:s text:c="16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s/>game_map_id <text:s text:c="4"/></text:p>
          </table:table-cell>
          <table:table-cell office:value-type="string" calcext:value-type="string">
            <text:p><text:s/>bigint <text:s text:c="18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s/>game_version <text:s text:c="3"/></text:p>
          </table:table-cell>
          <table:table-cell office:value-type="string" calcext:value-type="string">
            <text:p><text:s/>character varying(32) <text:s text:c="3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s/>region <text:s text:c="9"/></text:p>
          </table:table-cell>
          <table:table-cell office:value-type="string" calcext:value-type="string">
            <text:p><text:s/>smallint <text:s text:c="16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s/>fingerprint <text:s text:c="4"/></text:p>
          </table:table-cell>
          <table:table-cell office:value-type="string" calcext:value-type="string">
            <text:p><text:s/>character varying(36) <text:s text:c="3"/></text:p>
          </table:table-cell>
          <table:table-cell office:value-type="string" calcext:value-type="string">
            <text:p><text:s/>not null <text:s text:c="5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s/>fingerprint_old </text:p>
          </table:table-cell>
          <table:table-cell office:value-type="string" calcext:value-type="string">
            <text:p><text:s/>character varying(32) <text:s text:c="3"/></text:p>
          </table:table-cell>
          <table:table-cell office:value-type="string" calcext:value-type="string">
            <text:p><text:s/>not null <text:s text:c="5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processed <text:s text:c="6"/></text:p>
          </table:table-cell>
          <table:table-cell office:value-type="string" calcext:value-type="string">
            <text:p><text:s/>smallint <text:s text:c="16"/></text:p>
          </table:table-cell>
          <table:table-cell office:value-type="string" calcext:value-type="string">
            <text:p><text:s/>not null default '0'::smallint <text:s text:c="30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idx_24446_primary" PRIMARY KEY, btree (id)</text:p>
            <text:p>    "idx_24446_replays_filename_unique" UNIQUE, btree (filename)</text:p>
            <text:p>    "idx_24446_replays_fingerprint_v3_index" UNIQUE, btree (fingerprint)</text:p>
            <text:p>    "idx_24446_replays_fingerprint_index" btree (fingerprint_old)</text:p>
            <text:p>    "idx_24446_replays_game_date_index" btree (game_date)</text:p>
            <text:p>    "idx_24446_replays_game_map_id_foreign" btree (game_map_id)</text:p>
            <text:p>    "idx_24446_replays_game_type_index" btree (game_type)</text:p>
            <text:p>    "idx_24446_replays_processed_index" btree (processed)</text:p>
            <text:p>Foreign-key constraints:</text:p>
            <text:p>    "replays_game_map_id_foreign" FOREIGN KEY (game_map_id) REFERENCES hotsapi.maps(id) ON UPDATE RESTRICT ON DELETE RESTRICT</text:p>
            <text:p>Referenced by:</text:p>
            <text:p>    TABLE "hotsapi.hotslogs_uploads" CONSTRAINT "hotslogs_uploads_replay_id_foreign" FOREIGN KEY (replay_id) REFERENCES hotsapi.replays(id) ON UPDATE RESTRICT ON DELETE CASCADE</text:p>
            <text:p>    TABLE "hotsapi.players" CONSTRAINT "players_replay_id_foreign" FOREIGN KEY (replay_id) REFERENCES hotsapi.replays(id) ON UPDATE RESTRICT ON DELETE CASCADE</text:p>
            <text:p/>
          </table:table-cell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number-columns-repeated="2" table:default-cell-style-name="ce5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Implemented?</text:p>
          </table:table-cell>
          <table:table-cell table:style-name="ce6" table:number-columns-repeated="1015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21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/>not null <text:s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level <text:s text:c="18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kills <text:s text:c="18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assists <text:s text:c="16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takedowns <text:s text:c="14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deaths <text:s text:c="17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highest_kill_streak <text:s text:c="4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s/>hero_damage <text:s text:c="12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s/>siege_damage <text:s text:c="11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s/>structure_damage <text:s text:c="7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s/>minion_damage <text:s text:c="10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s/>creep_damage <text:s text:c="11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s/>summon_damage <text:s text:c="10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time_cc_enemy_heroes <text:s text:c="3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healing <text:s text:c="16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self_healing <text:s text:c="11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damage_taken <text:s text:c="11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experience_contribution 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town_kills <text:s text:c="13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time_spent_dead <text:s text:c="8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merc_camp_captures <text:s text:c="5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watch_tower_captures <text:s text:c="3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meta_experience <text:s text:c="8"/></text:p>
          </table:table-cell>
          <table:table-cell office:value-type="string" calcext:value-type="string">
            <text:p><text:s/>bigint 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/>plain <text:s text:c="2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idx_24451_primary" PRIMARY KEY, btree (id)</text:p>
            <text:p>    "idx_24451_scores_id_unique" UNIQUE, btree (id)</text:p>
            <text:p>Foreign-key constraints:</text:p>
            <text:p>    "scores_id_foreign" FOREIGN KEY (id) REFERENCES hotsapi.players(id) ON UPDATE RESTRICT ON DELETE CASCADE</text:p>
            <text:p/>
          </table:table-cell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l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number-columns-repeated="2" table:default-cell-style-name="ce5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Implemented?</text:p>
          </table:table-cell>
          <table:table-cell table:style-name="ce6" table:number-columns-repeated="1015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9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/>not null default nextval('hotsapi.talents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name <text:s text:c="7"/></text:p>
          </table:table-cell>
          <table:table-cell office:value-type="string" calcext:value-type="string">
            <text:p><text:s/>character varying(128) </text:p>
          </table:table-cell>
          <table:table-cell office:value-type="string" calcext:value-type="string">
            <text:p><text:s/>not null <text:s text:c="5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title <text:s text:c="6"/></text:p>
          </table:table-cell>
          <table:table-cell office:value-type="string" calcext:value-type="string">
            <text:p><text:s/>character varying(128) 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description </text:p>
          </table:table-cell>
          <table:table-cell office:value-type="string" calcext:value-type="string">
            <text:p><text:s/>text <text:s text:c="18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icon <text:s text:c="7"/></text:p>
          </table:table-cell>
          <table:table-cell office:value-type="string" calcext:value-type="string">
            <text:p><text:s/>character varying(128) 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level <text:s text:c="6"/></text:p>
          </table:table-cell>
          <table:table-cell office:value-type="string" calcext:value-type="string">
            <text:p><text:s/>smallint <text:s text:c="14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ability_id <text:s/></text:p>
          </table:table-cell>
          <table:table-cell office:value-type="string" calcext:value-type="string">
            <text:p><text:s/>character varying(128) 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s/>sort <text:s text:c="7"/></text:p>
          </table:table-cell>
          <table:table-cell office:value-type="string" calcext:value-type="string">
            <text:p><text:s/>smallint <text:s text:c="14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s/>cooldown <text:s text:c="3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s/>mana_cost <text:s text:c="2"/></text:p>
          </table:table-cell>
          <table:table-cell office:value-type="string" calcext:value-type="string">
            <text:p><text:s/>bigint <text:s text:c="16"/></text:p>
          </table:table-cell>
          <table:table-cell office:value-type="string" calcext:value-type="string">
            <text:p><text:s text:c="62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idx_24456_primary" PRIMARY KEY, btree (id)</text:p>
            <text:p>    "idx_24456_talents_name_unique" UNIQUE, btree (name)</text:p>
            <text:p>Referenced by:</text:p>
            <text:p>    TABLE "hotsapi.hero_talent" CONSTRAINT "hero_talent_talent_id_foreign" FOREIGN KEY (talent_id) REFERENCES hotsapi.talents(id) ON UPDATE RESTRICT ON DELETE RESTRICT</text:p>
            <text:p>    TABLE "hotsapi.player_talent" CONSTRAINT "player_talent_talent_id_foreign" FOREIGN KEY (talent_id) REFERENCES hotsapi.talents(id) ON UPDATE RESTRICT ON DELETE RESTRICT</text:p>
            <text:p/>
            <text:p/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number-columns-repeated="2" table:default-cell-style-name="ce5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<text:s text:c="27"/>Modifiers <text:s text:c="27"/></text:p>
          </table:table-cell>
          <table:table-cell table:style-name="ce1" office:value-type="string" calcext:value-type="string">
            <text:p><text:s/>Storage <text:s/></text:p>
          </table:table-cell>
          <table:table-cell table:style-name="ce1" office:value-type="string" calcext:value-type="string">
            <text:p><text:s/>Stats target </text:p>
          </table:table-cell>
          <table:table-cell table:style-name="ce1" office:value-type="string" calcext:value-type="string">
            <text:p><text:s/>Description </text:p>
          </table:table-cell>
          <table:table-cell table:style-name="ce3"/>
          <table:table-cell table:style-name="ce1" office:value-type="string" calcext:value-type="string">
            <text:p>Reference?</text:p>
          </table:table-cell>
          <table:table-cell table:style-name="ce1" office:value-type="string" calcext:value-type="string">
            <text:p>Implemented?</text:p>
          </table:table-cell>
          <table:table-cell table:style-name="ce6" table:number-columns-repeated="1015"/>
        </table:table-row>
        <table:table-row table:style-name="ro1">
          <table:table-cell table:style-name="ce2" table:number-columns-repeated="6"/>
          <table:table-cell/>
          <table:table-cell table:style-name="ce4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<text:s/>id <text:s text:c="12"/></text:p>
          </table:table-cell>
          <table:table-cell office:value-type="string" calcext:value-type="string">
            <text:p><text:s/>bigint <text:s text:c="18"/></text:p>
          </table:table-cell>
          <table:table-cell office:value-type="string" calcext:value-type="string">
            <text:p><text:s/>not null default nextval('hotsapi.users_id_seq'::regclass) 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name <text:s text:c="10"/></text:p>
          </table:table-cell>
          <table:table-cell office:value-type="string" calcext:value-type="string">
            <text:p><text:s/>character varying(255) <text:s text:c="2"/></text:p>
          </table:table-cell>
          <table:table-cell office:value-type="string" calcext:value-type="string">
            <text:p><text:s/>not null <text:s text:c="50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email <text:s text:c="9"/></text:p>
          </table:table-cell>
          <table:table-cell office:value-type="string" calcext:value-type="string">
            <text:p><text:s/>character varying(255) <text:s text:c="2"/></text:p>
          </table:table-cell>
          <table:table-cell office:value-type="string" calcext:value-type="string">
            <text:p><text:s/>not null <text:s text:c="50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password <text:s text:c="6"/></text:p>
          </table:table-cell>
          <table:table-cell office:value-type="string" calcext:value-type="string">
            <text:p><text:s/>character varying(255) <text:s text:c="2"/></text:p>
          </table:table-cell>
          <table:table-cell office:value-type="string" calcext:value-type="string">
            <text:p><text:s/>not null <text:s text:c="50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remember_token </text:p>
          </table:table-cell>
          <table:table-cell office:value-type="string" calcext:value-type="string">
            <text:p><text:s/>character varying(100) <text:s text:c="2"/></text:p>
          </table:table-cell>
          <table:table-cell office:value-type="string" calcext:value-type="string">
            <text:p><text:s text:c="60"/></text:p>
          </table:table-cell>
          <table:table-cell office:value-type="string" calcext:value-type="string">
            <text:p><text:s/>extended 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created_at <text:s text:c="4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60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updated_at <text:s text:c="4"/></text:p>
          </table:table-cell>
          <table:table-cell office:value-type="string" calcext:value-type="string">
            <text:p><text:s/>timestamp with time zone </text:p>
          </table:table-cell>
          <table:table-cell office:value-type="string" calcext:value-type="string">
            <text:p><text:s text:c="60"/></text:p>
          </table:table-cell>
          <table:table-cell office:value-type="string" calcext:value-type="string">
            <text:p><text:s/>plain <text:s text:c="3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Indexe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x_24465_primary" PRIMARY KEY, btree (id)</text:p>
            <text:p>    "idx_24465_users_email_unique" UNIQUE, btree (email)</text:p>
            <text:p/>
          </table:table-cell>
          <table:table-cell table:number-columns-repeated="1023"/>
        </table:table-row>
        <table:table-row table:style-name="ro4" table:number-rows-repeated="4">
          <table:table-cell table:number-columns-repeated="102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/00/0000</text:date>, <text:time style:data-style-name="N2" text:time-value="15:18:11.8320914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4:40:26.510478909</meta:creation-date>
    <dc:date>2017-12-20T15:42:44.859519470</dc:date>
    <meta:editing-duration>PT38M25S</meta:editing-duration>
    <meta:editing-cycles>8</meta:editing-cycles>
    <meta:generator>LibreOffice/5.1.6.2$Linux_X86_64 LibreOffice_project/10m0$Build-2</meta:generator>
    <meta:document-statistic meta:table-count="19" meta:cell-count="995" meta:object-count="0"/>
  </office:meta>
</office:document-meta>
</file>